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12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" style:family="table-cell" style:parent-style-name="Normal_20_4">
      <style:table-cell-properties style:rotation-align="none"/>
    </style:style>
    <style:style style:name="ce16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Afghanistan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Country ISO</text:p>
          </table:table-cell>
          <table:table-cell table:style-name="ce3" office:value-type="string" calcext:value-type="string">
            <text:p>Reported Perpetrator</text:p>
          </table:table-cell>
          <table:table-cell table:style-name="ce3" office:value-type="string" calcext:value-type="string">
            <text:p>Reported Perpetrator Name</text:p>
          </table:table-cell>
          <table:table-cell table:style-name="ce3" office:value-type="string" calcext:value-type="string">
            <text:p>Weapon Carried/Used</text:p>
          </table:table-cell>
          <table:table-cell table:style-name="ce3" office:value-type="string" calcext:value-type="string">
            <text:p>Number of Attacks on Health Facilities Reporting Destruction</text:p>
          </table:table-cell>
          <table:table-cell table:style-name="ce3" office:value-type="string" calcext:value-type="string">
            <text:p>Number of Attacks on Health Facilities Reporting Damaged</text:p>
          </table:table-cell>
          <table:table-cell table:style-name="ce3" office:value-type="string" calcext:value-type="string">
            <text:p>Forceful Entry into Health Facility</text:p>
          </table:table-cell>
          <table:table-cell table:style-name="ce3" office:value-type="string" calcext:value-type="string">
            <text:p>Occupation of Health Facility</text:p>
          </table:table-cell>
          <table:table-cell table:style-name="ce3" office:value-type="string" calcext:value-type="string">
            <text:p>Health Transportation Destroyed</text:p>
          </table:table-cell>
          <table:table-cell table:style-name="ce3" office:value-type="string" calcext:value-type="string">
            <text:p>Health Transportation Damaged</text:p>
          </table:table-cell>
          <table:table-cell table:style-name="ce3" office:value-type="string" calcext:value-type="string">
            <text:p>Health Transportation Stolen/Highjacked</text:p>
          </table:table-cell>
          <table:table-cell table:style-name="ce3" office:value-type="string" calcext:value-type="string">
            <text:p>Looting/Theft/Robbery/Burglary of Health Supplies</text:p>
          </table:table-cell>
          <table:table-cell table:style-name="ce3" office:value-type="string" calcext:value-type="string">
            <text:p>Access Denied or Obstructed</text:p>
          </table:table-cell>
          <table:table-cell table:style-name="ce3" office:value-type="string" calcext:value-type="string">
            <text:p>Health Workers Killed</text:p>
          </table:table-cell>
          <table:table-cell table:style-name="ce3" office:value-type="string" calcext:value-type="string">
            <text:p>Health Workers Injured</text:p>
          </table:table-cell>
          <table:table-cell table:style-name="ce3" office:value-type="string" calcext:value-type="string">
            <text:p>Health Workers Kidnapped</text:p>
          </table:table-cell>
          <table:table-cell table:style-name="ce3" office:value-type="string" calcext:value-type="string">
            <text:p>Health Workers Arrested</text:p>
          </table:table-cell>
          <table:table-cell table:style-name="ce3" office:value-type="string" calcext:value-type="string">
            <text:p>Known Kidnapping or Arrest Outcome</text:p>
          </table:table-cell>
          <table:table-cell table:style-name="ce3" office:value-type="string" calcext:value-type="string">
            <text:p>Health Workers Threatened</text:p>
          </table:table-cell>
          <table:table-cell table:style-name="ce3" office:value-type="string" calcext:value-type="string">
            <text:p>Health Workers Assaulted</text:p>
          </table:table-cell>
          <table:table-cell table:style-name="ce3" office:value-type="string" calcext:value-type="string">
            <text:p>Health Workers Sexually Assaulted</text:p>
          </table:table-cell>
          <table:table-cell table:style-name="ce3" office:value-type="string" calcext:value-type="string">
            <text:p>Reported Health Worker Profession</text:p>
          </table:table-cell>
          <table:table-cell table:style-name="ce3" office:value-type="string" calcext:value-type="string">
            <text:p>Health Workers Killed</text:p>
          </table:table-cell>
          <table:table-cell table:style-name="ce3" office:value-type="string" calcext:value-type="string">
            <text:p>International Health Workers Working Within The Aid System Kill</text:p>
          </table:table-cell>
          <table:table-cell table:style-name="ce3" office:value-type="string" calcext:value-type="string">
            <text:p>International Health Worker Outside The Aid Structure Killed</text:p>
          </table:table-cell>
          <table:table-cell table:style-name="ce3" office:value-type="string" calcext:value-type="string">
            <text:p>National Employees of International Aid Agencies Killed</text:p>
          </table:table-cell>
          <table:table-cell table:style-name="ce3" office:value-type="string" calcext:value-type="string">
            <text:p>National Employees of Local NGO Killed</text:p>
          </table:table-cell>
          <table:table-cell table:style-name="ce3" office:value-type="string" calcext:value-type="string">
            <text:p>Health Worker Working Within National Health Structure Killed</text:p>
          </table:table-cell>
          <table:table-cell table:style-name="ce3" office:value-type="string" calcext:value-type="string">
            <text:p>National Health Worker Working for Unspecified Health Provider </text:p>
          </table:table-cell>
          <table:table-cell table:style-name="ce3" office:value-type="string" calcext:value-type="string">
            <text:p>Health Workers Working for INGO, ICRC or UN Killed</text:p>
          </table:table-cell>
          <table:table-cell table:style-name="ce3" office:value-type="string" calcext:value-type="string">
            <text:p>Health Workers Working for LNGO, <text:s/>NGO or National Society of th</text:p>
          </table:table-cell>
          <table:table-cell table:style-name="ce3" office:value-type="string" calcext:value-type="string">
            <text:p>Health Workers Working for local health structure killed</text:p>
          </table:table-cell>
          <table:table-cell table:style-name="ce3" office:value-type="string" calcext:value-type="string">
            <text:p>Health Workers Killed In Captivity</text:p>
          </table:table-cell>
          <table:table-cell table:style-name="ce3" office:value-type="string" calcext:value-type="string">
            <text:p>Female Health Workers Killed</text:p>
          </table:table-cell>
          <table:table-cell table:style-name="ce3" office:value-type="string" calcext:value-type="string">
            <text:p>Male Health Workers Killed</text:p>
          </table:table-cell>
          <table:table-cell table:style-name="ce3" office:value-type="string" calcext:value-type="string">
            <text:p>Health Workers Injured</text:p>
          </table:table-cell>
          <table:table-cell table:style-name="ce3" office:value-type="string" calcext:value-type="string">
            <text:p>International Health Workers Working Within the Aid System Inju</text:p>
          </table:table-cell>
          <table:table-cell table:style-name="ce3" office:value-type="string" calcext:value-type="string">
            <text:p>International Health Worker Outside the Aid Structure Injured</text:p>
          </table:table-cell>
          <table:table-cell table:style-name="ce3" office:value-type="string" calcext:value-type="string">
            <text:p>National Employees of International Aid Agencies Injured</text:p>
          </table:table-cell>
          <table:table-cell table:style-name="ce3" office:value-type="string" calcext:value-type="string">
            <text:p>Health Worker Working Within National Health Structure Injured</text:p>
          </table:table-cell>
          <table:table-cell table:style-name="ce3" office:value-type="string" calcext:value-type="string">
            <text:p>National Health Worker Working For Unspecified Health Provider </text:p>
          </table:table-cell>
          <table:table-cell table:style-name="ce3" office:value-type="string" calcext:value-type="string">
            <text:p>Female Health Workers Injured</text:p>
          </table:table-cell>
          <table:table-cell table:style-name="ce3" office:value-type="string" calcext:value-type="string">
            <text:p>Male Health Workers Injured </text:p>
          </table:table-cell>
          <table:table-cell table:style-name="ce3" office:value-type="string" calcext:value-type="string">
            <text:p>Health Workers Kidnapped</text:p>
          </table:table-cell>
          <table:table-cell table:style-name="ce3" office:value-type="string" calcext:value-type="string">
            <text:p>International Health Workers Working Within the Aid System Kidn</text:p>
          </table:table-cell>
          <table:table-cell table:style-name="ce3" office:value-type="string" calcext:value-type="string">
            <text:p>International Health Worker Outside the Aid Structure Kidnapped</text:p>
          </table:table-cell>
          <table:table-cell table:style-name="ce3" office:value-type="string" calcext:value-type="string">
            <text:p>National Employees of International Aid Agencies Kidnapped</text:p>
          </table:table-cell>
          <table:table-cell table:style-name="ce3" office:value-type="string" calcext:value-type="string">
            <text:p>Health Worker Working Within National Health Structure Kidnappe</text:p>
          </table:table-cell>
          <table:table-cell table:style-name="ce3" office:value-type="string" calcext:value-type="string">
            <text:p>National Health Worker Working for Unspecified Health Provider </text:p>
          </table:table-cell>
          <table:table-cell table:style-name="ce3" office:value-type="string" calcext:value-type="string">
            <text:p>Female Health Workers Kidnapped</text:p>
          </table:table-cell>
          <table:table-cell table:style-name="ce3" office:value-type="string" calcext:value-type="string">
            <text:p>Male Health Workers Kidanpped</text:p>
          </table:table-cell>
          <table:table-cell table:style-name="ce3" office:value-type="string" calcext:value-type="string">
            <text:p>Health Workers Arrested</text:p>
          </table:table-cell>
          <table:table-cell table:style-name="ce3" office:value-type="string" calcext:value-type="string">
            <text:p>International Health Workers Working Within the Aid System Arre</text:p>
          </table:table-cell>
          <table:table-cell table:style-name="ce3" office:value-type="string" calcext:value-type="string">
            <text:p>International Health Worker Outside the Aid Structure Arrested </text:p>
          </table:table-cell>
          <table:table-cell table:style-name="ce3" office:value-type="string" calcext:value-type="string">
            <text:p>National Employees of International Aid Agencies Arrested or De</text:p>
          </table:table-cell>
          <table:table-cell table:style-name="ce3" office:value-type="string" calcext:value-type="string">
            <text:p>Health Worker Working Within National Health Structure Arrested</text:p>
          </table:table-cell>
          <table:table-cell table:style-name="ce3" office:value-type="string" calcext:value-type="string">
            <text:p>National Health Worker Working for Unspecified Health Provider </text:p>
          </table:table-cell>
          <table:table-cell table:style-name="ce3" office:value-type="string" calcext:value-type="string">
            <text:p>Female Health Workers Arrested or Detained</text:p>
          </table:table-cell>
          <table:table-cell table:style-name="ce3" office:value-type="string" calcext:value-type="string">
            <text:p>Male Health Workers Arrested or Detained</text:p>
          </table:table-cell>
          <table:table-cell table:style-name="ce3" office:value-type="string" calcext:value-type="string">
            <text:p>Conflict-Related Violence</text:p>
          </table:table-cell>
          <table:table-cell table:style-name="ce3" office:value-type="string" calcext:value-type="string">
            <text:p>Political-Related Violence</text:p>
          </table:table-cell>
          <table:table-cell table:style-name="ce3" office:value-type="string" calcext:value-type="string">
            <text:p>COVID-19-Related Violence</text:p>
          </table:table-cell>
          <table:table-cell table:style-name="ce3" office:value-type="string" calcext:value-type="string">
            <text:p>Ebola-Related Violence</text:p>
          </table:table-cell>
          <table:table-cell table:style-name="ce3" office:value-type="string" calcext:value-type="string">
            <text:p>Vaccination-Related Violence</text:p>
          </table:table-cell>
          <table:table-cell table:style-name="ce3" office:value-type="string" calcext:value-type="string">
            <text:p>SiND Event ID</text:p>
          </table:table-cell>
          <table:table-cell table:style-name="ce3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38" calcext:value-type="float">
            <text:p>20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855" calcext:value-type="float">
            <text:p>218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10" calcext:value-type="date">
            <text:p>10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4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767" calcext:value-type="float">
            <text:p>227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11" calcext:value-type="date">
            <text:p>11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94" calcext:value-type="float">
            <text:p>21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15" calcext:value-type="date">
            <text:p>15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899" calcext:value-type="float">
            <text:p>218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21" calcext:value-type="date">
            <text:p>21/0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IED, 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898" calcext:value-type="float">
            <text:p>218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1" calcext:value-type="date">
            <text:p>01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86" calcext:value-type="float">
            <text:p>204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2" calcext:value-type="date">
            <text:p>02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09" calcext:value-type="float">
            <text:p>220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6" calcext:value-type="date">
            <text:p>06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HeadOfProgramme, VaccinationWork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407" calcext:value-type="float">
            <text:p>21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2" calcext:value-type="date">
            <text:p>12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10" calcext:value-type="float">
            <text:p>220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6" calcext:value-type="date">
            <text:p>16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87" calcext:value-type="float">
            <text:p>213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7" calcext:value-type="date">
            <text:p>17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OfProgramme, 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99" calcext:value-type="float">
            <text:p>213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22" calcext:value-type="date">
            <text:p>22/0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88" calcext:value-type="float">
            <text:p>21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, 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90" calcext:value-type="float">
            <text:p>204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327" calcext:value-type="float">
            <text:p>213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9" calcext:value-type="date">
            <text:p>09/03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505" calcext:value-type="float">
            <text:p>25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6" calcext:value-type="date">
            <text:p>16/03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56" calcext:value-type="float">
            <text:p>218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9" calcext:value-type="date">
            <text:p>29/03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497" calcext:value-type="float">
            <text:p>25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23" calcext:value-type="float">
            <text:p>205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22" calcext:value-type="float">
            <text:p>205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18" calcext:value-type="date">
            <text:p>18/04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60" calcext:value-type="float">
            <text:p>218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0" calcext:value-type="date">
            <text:p>20/04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33" calcext:value-type="float">
            <text:p>219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09" calcext:value-type="float">
            <text:p>207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0" calcext:value-type="date">
            <text:p>10/05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017" calcext:value-type="float">
            <text:p>22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6" calcext:value-type="date">
            <text:p>16/05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237" calcext:value-type="float">
            <text:p>212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27" calcext:value-type="date">
            <text:p>27/06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rogrammeStaff, 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210" calcext:value-type="float">
            <text:p>212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7" calcext:value-type="date">
            <text:p>17/07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63" calcext:value-type="float">
            <text:p>211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6" calcext:value-type="date">
            <text:p>16/08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34" calcext:value-type="float">
            <text:p>21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7" calcext:value-type="date">
            <text:p>17/08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44" calcext:value-type="float">
            <text:p>210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2" calcext:value-type="date">
            <text:p>22/08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858" calcext:value-type="float">
            <text:p>218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74" calcext:value-type="float">
            <text:p>208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859" calcext:value-type="float">
            <text:p>218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6" calcext:value-type="date">
            <text:p>06/10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aliban, US Military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39" calcext:value-type="float">
            <text:p>207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1" calcext:value-type="date">
            <text:p>21/10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Islamic State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46" calcext:value-type="float">
            <text:p>219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6" calcext:value-type="date">
            <text:p>26/10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18" calcext:value-type="float">
            <text:p>22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5" calcext:value-type="date">
            <text:p>15/1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6" calcext:value-type="float">
            <text:p>219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9" calcext:value-type="date">
            <text:p>19/1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00" calcext:value-type="float">
            <text:p>219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4" calcext:value-type="date">
            <text:p>24/1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01" calcext:value-type="float">
            <text:p>219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5" calcext:value-type="date">
            <text:p>25/1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02" calcext:value-type="float">
            <text:p>219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6" calcext:value-type="date">
            <text:p>26/11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47" calcext:value-type="float">
            <text:p>219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3" calcext:value-type="date">
            <text:p>03/1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8" calcext:value-type="float">
            <text:p>219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9" calcext:value-type="date">
            <text:p>19/1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28" calcext:value-type="float">
            <text:p>204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5" calcext:value-type="date">
            <text:p>25/12/201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9" calcext:value-type="float">
            <text:p>219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23" calcext:value-type="date">
            <text:p>23/05/201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20" calcext:value-type="float">
            <text:p>218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7" calcext:value-type="date">
            <text:p>07/06/201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80" calcext:value-type="float">
            <text:p>21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1" calcext:value-type="date">
            <text:p>21/07/201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98" calcext:value-type="float">
            <text:p>21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1" calcext:value-type="date">
            <text:p>11/09/201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hysiotherap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479" calcext:value-type="float">
            <text:p>214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1" calcext:value-type="date">
            <text:p>01/07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97" calcext:value-type="float">
            <text:p>382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3" calcext:value-type="date">
            <text:p>03/07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95" calcext:value-type="float">
            <text:p>38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4" calcext:value-type="date">
            <text:p>24/07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78" calcext:value-type="float">
            <text:p>378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8" calcext:value-type="date">
            <text:p>28/07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83" calcext:value-type="float">
            <text:p>383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15" calcext:value-type="date">
            <text:p>15/08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3754" calcext:value-type="float">
            <text:p>23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8" calcext:value-type="date">
            <text:p>28/12/20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506" calcext:value-type="float">
            <text:p>21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4" calcext:value-type="date">
            <text:p>14/01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7" calcext:value-type="float">
            <text:p>37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7" calcext:value-type="date">
            <text:p>17/01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vernment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36" calcext:value-type="float">
            <text:p>371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8" calcext:value-type="date">
            <text:p>18/02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45" calcext:value-type="float">
            <text:p>373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3" calcext:value-type="date">
            <text:p>03/03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25" calcext:value-type="float">
            <text:p>377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0" calcext:value-type="date">
            <text:p>10/03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US Military</text:p>
          </table:table-cell>
          <table:table-cell office:value-type="string" calcext:value-type="string">
            <text:p>Air-Launched Explosive Weap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88" calcext:value-type="float">
            <text:p>375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1" calcext:value-type="date">
            <text:p>11/04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3985" calcext:value-type="float">
            <text:p>23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2" calcext:value-type="date">
            <text:p>22/04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9" calcext:value-type="float">
            <text:p>372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8" calcext:value-type="date">
            <text:p>28/04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6" calcext:value-type="float">
            <text:p>375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6" calcext:value-type="date">
            <text:p>16/05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192" calcext:value-type="float">
            <text:p>241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7" calcext:value-type="date">
            <text:p>27/05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4194" calcext:value-type="float">
            <text:p>241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2" calcext:value-type="date">
            <text:p>02/06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09" calcext:value-type="float">
            <text:p>358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06" calcext:value-type="date">
            <text:p>06/07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567" calcext:value-type="float">
            <text:p>245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08" calcext:value-type="date">
            <text:p>08/07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OtherHealthProfessio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25" calcext:value-type="float">
            <text:p>354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2" calcext:value-type="date">
            <text:p>02/09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2" calcext:value-type="float">
            <text:p>36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9" calcext:value-type="date">
            <text:p>09/09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4" calcext:value-type="float">
            <text:p>36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3" calcext:value-type="date">
            <text:p>13/09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5" calcext:value-type="float">
            <text:p>366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9" calcext:value-type="date">
            <text:p>19/09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HospitalStaff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90" calcext:value-type="float">
            <text:p>36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8" calcext:value-type="date">
            <text:p>28/09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46" calcext:value-type="float">
            <text:p>36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0" calcext:value-type="date">
            <text:p>10/10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562" calcext:value-type="float">
            <text:p>245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4" calcext:value-type="date">
            <text:p>24/10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558" calcext:value-type="float">
            <text:p>245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4" calcext:value-type="date">
            <text:p>04/12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Guards, OtherHealthProfessio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87" calcext:value-type="float">
            <text:p>24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1" calcext:value-type="date">
            <text:p>11/12/201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, US Military</text:p>
          </table:table-cell>
          <table:table-cell office:value-type="string" calcext:value-type="string">
            <text:p>Air-Launched Explosive Weapon, 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5" calcext:value-type="float">
            <text:p>346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2" calcext:value-type="date">
            <text:p>12/0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05" calcext:value-type="float">
            <text:p>36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19" calcext:value-type="float">
            <text:p>24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2" calcext:value-type="date">
            <text:p>22/0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96" calcext:value-type="float">
            <text:p>337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3" calcext:value-type="date">
            <text:p>23/0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01" calcext:value-type="float">
            <text:p>369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31" calcext:value-type="date">
            <text:p>31/0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95" calcext:value-type="float">
            <text:p>368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5" calcext:value-type="date">
            <text:p>15/0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46" calcext:value-type="float">
            <text:p>368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5" calcext:value-type="date">
            <text:p>25/0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44" calcext:value-type="float">
            <text:p>368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5" calcext:value-type="date">
            <text:p>15/03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03" calcext:value-type="float">
            <text:p>262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2" calcext:value-type="date">
            <text:p>22/03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62" calcext:value-type="float">
            <text:p>24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4" calcext:value-type="date">
            <text:p>04/04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4124" calcext:value-type="float">
            <text:p>341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6" calcext:value-type="date">
            <text:p>26/04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43" calcext:value-type="float">
            <text:p>368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2" calcext:value-type="date">
            <text:p>12/05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182" calcext:value-type="float">
            <text:p>25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8" calcext:value-type="date">
            <text:p>18/05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US Militar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04" calcext:value-type="float">
            <text:p>262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, US Militar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63" calcext:value-type="float">
            <text:p>266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3" calcext:value-type="date">
            <text:p>23/05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05" calcext:value-type="float">
            <text:p>26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6" calcext:value-type="date">
            <text:p>06/06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40" calcext:value-type="float">
            <text:p>368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4" calcext:value-type="date">
            <text:p>14/06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06" calcext:value-type="float">
            <text:p>26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5" calcext:value-type="date">
            <text:p>15/06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70" calcext:value-type="float">
            <text:p>367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7" calcext:value-type="date">
            <text:p>27/06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5" calcext:value-type="float">
            <text:p>366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9" calcext:value-type="date">
            <text:p>29/06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4" calcext:value-type="float">
            <text:p>366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5" calcext:value-type="date">
            <text:p>05/08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07" calcext:value-type="float">
            <text:p>265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9" calcext:value-type="date">
            <text:p>09/08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3" calcext:value-type="float">
            <text:p>366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0" calcext:value-type="date">
            <text:p>20/08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2" calcext:value-type="float">
            <text:p>366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3" calcext:value-type="date">
            <text:p>23/08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70" calcext:value-type="float">
            <text:p>366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4" calcext:value-type="date">
            <text:p>24/08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64" calcext:value-type="float">
            <text:p>266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1" calcext:value-type="date">
            <text:p>01/09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9" calcext:value-type="float">
            <text:p>366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3" calcext:value-type="date">
            <text:p>03/09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6" calcext:value-type="float">
            <text:p>367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6" calcext:value-type="date">
            <text:p>06/09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39" calcext:value-type="float">
            <text:p>259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30" calcext:value-type="date">
            <text:p>30/09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7" calcext:value-type="float">
            <text:p>366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7" calcext:value-type="date">
            <text:p>07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4" calcext:value-type="float">
            <text:p>366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1" calcext:value-type="date">
            <text:p>11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3" calcext:value-type="float">
            <text:p>366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2" calcext:value-type="date">
            <text:p>12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06" calcext:value-type="float">
            <text:p>262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2" calcext:value-type="date">
            <text:p>12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05" calcext:value-type="float">
            <text:p>26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3" calcext:value-type="date">
            <text:p>13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2" calcext:value-type="float">
            <text:p>366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12" calcext:value-type="float">
            <text:p>262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52" calcext:value-type="float">
            <text:p>26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54" calcext:value-type="float">
            <text:p>263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9" calcext:value-type="float">
            <text:p>263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28" calcext:value-type="float">
            <text:p>264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4" calcext:value-type="date">
            <text:p>14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53" calcext:value-type="float">
            <text:p>26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8" calcext:value-type="date">
            <text:p>18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1" calcext:value-type="float">
            <text:p>36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7" calcext:value-type="date">
            <text:p>27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1" calcext:value-type="float">
            <text:p>264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7" calcext:value-type="date">
            <text:p>27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86" calcext:value-type="float">
            <text:p>267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7" calcext:value-type="date">
            <text:p>27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0" calcext:value-type="float">
            <text:p>264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8" calcext:value-type="date">
            <text:p>28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2" calcext:value-type="float">
            <text:p>26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30" calcext:value-type="date">
            <text:p>30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0" calcext:value-type="float">
            <text:p>36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31" calcext:value-type="date">
            <text:p>31/10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9" calcext:value-type="float">
            <text:p>36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8" calcext:value-type="date">
            <text:p>08/1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3" calcext:value-type="float">
            <text:p>367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18" calcext:value-type="date">
            <text:p>18/1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44" calcext:value-type="float">
            <text:p>26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1" calcext:value-type="date">
            <text:p>21/11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, Taliba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3" calcext:value-type="float">
            <text:p>264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5" calcext:value-type="date">
            <text:p>05/1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45" calcext:value-type="float">
            <text:p>36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8" calcext:value-type="date">
            <text:p>08/1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43" calcext:value-type="float">
            <text:p>366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2" calcext:value-type="date">
            <text:p>22/1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98" calcext:value-type="float">
            <text:p>285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9" calcext:value-type="date">
            <text:p>29/12/2020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48" calcext:value-type="float">
            <text:p>36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6" calcext:value-type="date">
            <text:p>16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8" calcext:value-type="float">
            <text:p>32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7" calcext:value-type="date">
            <text:p>17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44" calcext:value-type="float">
            <text:p>269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7" calcext:value-type="date">
            <text:p>17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79" calcext:value-type="float">
            <text:p>32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8" calcext:value-type="date">
            <text:p>18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33" calcext:value-type="float">
            <text:p>327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8" calcext:value-type="date">
            <text:p>18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4" calcext:value-type="float">
            <text:p>329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0" calcext:value-type="date">
            <text:p>20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0" calcext:value-type="float">
            <text:p>32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2" calcext:value-type="date">
            <text:p>22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NoInformat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2" calcext:value-type="float">
            <text:p>322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5" calcext:value-type="date">
            <text:p>25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89" calcext:value-type="float">
            <text:p>268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7" calcext:value-type="date">
            <text:p>27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3" calcext:value-type="float">
            <text:p>329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7" calcext:value-type="date">
            <text:p>27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36" calcext:value-type="float">
            <text:p>327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0" calcext:value-type="float">
            <text:p>327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2" calcext:value-type="float">
            <text:p>32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30" calcext:value-type="date">
            <text:p>30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8" calcext:value-type="float">
            <text:p>32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30" calcext:value-type="date">
            <text:p>30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1" calcext:value-type="float">
            <text:p>329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30" calcext:value-type="date">
            <text:p>30/0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7" calcext:value-type="float">
            <text:p>32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5" calcext:value-type="date">
            <text:p>05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9" calcext:value-type="float">
            <text:p>322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7" calcext:value-type="date">
            <text:p>07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01" calcext:value-type="float">
            <text:p>32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7" calcext:value-type="date">
            <text:p>07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48" calcext:value-type="float">
            <text:p>327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7" calcext:value-type="date">
            <text:p>07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00" calcext:value-type="float">
            <text:p>323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8" calcext:value-type="date">
            <text:p>08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302" calcext:value-type="float">
            <text:p>323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6" calcext:value-type="date">
            <text:p>16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64" calcext:value-type="float">
            <text:p>271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3" calcext:value-type="date">
            <text:p>23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EduInstitu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65" calcext:value-type="float">
            <text:p>27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5" calcext:value-type="date">
            <text:p>25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20" calcext:value-type="float">
            <text:p>323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7" calcext:value-type="date">
            <text:p>27/0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60" calcext:value-type="float">
            <text:p>329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1" calcext:value-type="float">
            <text:p>328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59" calcext:value-type="float">
            <text:p>32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09" calcext:value-type="float">
            <text:p>328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2" calcext:value-type="date">
            <text:p>02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21" calcext:value-type="float">
            <text:p>323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2" calcext:value-type="date">
            <text:p>02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22" calcext:value-type="float">
            <text:p>323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4" calcext:value-type="date">
            <text:p>04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23" calcext:value-type="float">
            <text:p>32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324" calcext:value-type="float">
            <text:p>323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2" calcext:value-type="date">
            <text:p>12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5" calcext:value-type="float">
            <text:p>323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7" calcext:value-type="date">
            <text:p>27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7" calcext:value-type="float">
            <text:p>323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8" calcext:value-type="date">
            <text:p>28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368" calcext:value-type="float">
            <text:p>323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9" calcext:value-type="date">
            <text:p>29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7340" calcext:value-type="float">
            <text:p>27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0" calcext:value-type="date">
            <text:p>30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3" calcext:value-type="float">
            <text:p>32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0" calcext:value-type="date">
            <text:p>30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9" calcext:value-type="float">
            <text:p>328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0" calcext:value-type="date">
            <text:p>30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7" calcext:value-type="float">
            <text:p>32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0" calcext:value-type="date">
            <text:p>30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6" calcext:value-type="float">
            <text:p>32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1" calcext:value-type="date">
            <text:p>31/03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fghan National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428" calcext:value-type="float">
            <text:p>324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1" calcext:value-type="date">
            <text:p>01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1" calcext:value-type="float">
            <text:p>328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4" calcext:value-type="date">
            <text:p>04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429" calcext:value-type="float">
            <text:p>324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5" calcext:value-type="date">
            <text:p>05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0" calcext:value-type="float">
            <text:p>324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9" calcext:value-type="date">
            <text:p>09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1" calcext:value-type="float">
            <text:p>277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92" calcext:value-type="float">
            <text:p>328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5" calcext:value-type="float">
            <text:p>328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8" calcext:value-type="date">
            <text:p>18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2" calcext:value-type="float">
            <text:p>32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9" calcext:value-type="date">
            <text:p>19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7" calcext:value-type="float">
            <text:p>328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9" calcext:value-type="date">
            <text:p>19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89" calcext:value-type="float">
            <text:p>328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4" calcext:value-type="date">
            <text:p>24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1" calcext:value-type="float">
            <text:p>328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4" calcext:value-type="date">
            <text:p>24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9" calcext:value-type="float">
            <text:p>328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7" calcext:value-type="date">
            <text:p>27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34" calcext:value-type="float">
            <text:p>324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8" calcext:value-type="date">
            <text:p>28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436" calcext:value-type="float">
            <text:p>32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30" calcext:value-type="date">
            <text:p>30/04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0" calcext:value-type="float">
            <text:p>324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0" calcext:value-type="float">
            <text:p>328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0" calcext:value-type="float">
            <text:p>328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1" calcext:value-type="float">
            <text:p>328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5" calcext:value-type="date">
            <text:p>05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1" calcext:value-type="float">
            <text:p>324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2" calcext:value-type="float">
            <text:p>32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8" calcext:value-type="float">
            <text:p>328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6" calcext:value-type="float">
            <text:p>328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6" calcext:value-type="date">
            <text:p>26/05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3" calcext:value-type="float">
            <text:p>32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1" calcext:value-type="date">
            <text:p>11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5" calcext:value-type="float">
            <text:p>328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1" calcext:value-type="date">
            <text:p>11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2" calcext:value-type="float">
            <text:p>328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0" calcext:value-type="float">
            <text:p>328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8463" calcext:value-type="float">
            <text:p>284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3" calcext:value-type="date">
            <text:p>13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64" calcext:value-type="float">
            <text:p>284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320" calcext:value-type="float">
            <text:p>283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321" calcext:value-type="float">
            <text:p>283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65" calcext:value-type="float">
            <text:p>28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317" calcext:value-type="float">
            <text:p>283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337" calcext:value-type="float">
            <text:p>283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336" calcext:value-type="float">
            <text:p>28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6" calcext:value-type="date">
            <text:p>16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4" calcext:value-type="float">
            <text:p>328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6" calcext:value-type="date">
            <text:p>16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8" calcext:value-type="float">
            <text:p>328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8" calcext:value-type="float">
            <text:p>324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55" calcext:value-type="float">
            <text:p>32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3" calcext:value-type="date">
            <text:p>23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492" calcext:value-type="float">
            <text:p>284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7" calcext:value-type="date">
            <text:p>27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89" calcext:value-type="float">
            <text:p>324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8" calcext:value-type="date">
            <text:p>28/06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0" calcext:value-type="float">
            <text:p>324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1" calcext:value-type="date">
            <text:p>01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0" calcext:value-type="float">
            <text:p>325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2" calcext:value-type="float">
            <text:p>328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43" calcext:value-type="float">
            <text:p>328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5" calcext:value-type="date">
            <text:p>0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91" calcext:value-type="float">
            <text:p>324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7" calcext:value-type="date">
            <text:p>07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1" calcext:value-type="float">
            <text:p>328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7" calcext:value-type="date">
            <text:p>07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5" calcext:value-type="float">
            <text:p>328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4" calcext:value-type="float">
            <text:p>328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0" calcext:value-type="float">
            <text:p>328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2" calcext:value-type="float">
            <text:p>32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5" calcext:value-type="date">
            <text:p>1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11" calcext:value-type="float">
            <text:p>28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3" calcext:value-type="date">
            <text:p>23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1" calcext:value-type="float">
            <text:p>325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5" calcext:value-type="date">
            <text:p>2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9" calcext:value-type="float">
            <text:p>328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5" calcext:value-type="date">
            <text:p>25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10" calcext:value-type="float">
            <text:p>328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7" calcext:value-type="date">
            <text:p>27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12" calcext:value-type="float">
            <text:p>289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31" calcext:value-type="date">
            <text:p>31/07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fghan National Security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23" calcext:value-type="float">
            <text:p>29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4" calcext:value-type="date">
            <text:p>04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2" calcext:value-type="float">
            <text:p>325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5" calcext:value-type="date">
            <text:p>05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08" calcext:value-type="float">
            <text:p>328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6" calcext:value-type="date">
            <text:p>06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0" calcext:value-type="float">
            <text:p>29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7" calcext:value-type="date">
            <text:p>07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3" calcext:value-type="float">
            <text:p>325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8" calcext:value-type="date">
            <text:p>08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Taliba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79" calcext:value-type="float">
            <text:p>29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9" calcext:value-type="date">
            <text:p>09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fghan National Security Forces, International Military Forces, Taliban</text:p>
          </table:table-cell>
          <table:table-cell office:value-type="string" calcext:value-type="string">
            <text:p>Air-Launched Explosive Weapon, Combin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78" calcext:value-type="float">
            <text:p>29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1" calcext:value-type="date">
            <text:p>11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4" calcext:value-type="float">
            <text:p>325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6" calcext:value-type="date">
            <text:p>26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3" calcext:value-type="float">
            <text:p>293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9" calcext:value-type="date">
            <text:p>29/08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5" calcext:value-type="float">
            <text:p>34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25" calcext:value-type="float">
            <text:p>295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659" calcext:value-type="float">
            <text:p>29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5" calcext:value-type="date">
            <text:p>05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60" calcext:value-type="float">
            <text:p>334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7" calcext:value-type="date">
            <text:p>07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59" calcext:value-type="float">
            <text:p>334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9" calcext:value-type="date">
            <text:p>09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58" calcext:value-type="float">
            <text:p>33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1" calcext:value-type="date">
            <text:p>11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91" calcext:value-type="float">
            <text:p>29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4" calcext:value-type="date">
            <text:p>14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9436" calcext:value-type="float">
            <text:p>29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0" calcext:value-type="date">
            <text:p>20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1" calcext:value-type="float">
            <text:p>29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9" calcext:value-type="date">
            <text:p>29/09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5" calcext:value-type="float">
            <text:p>32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6" calcext:value-type="float">
            <text:p>325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7" calcext:value-type="date">
            <text:p>07/10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8" calcext:value-type="float">
            <text:p>325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2" calcext:value-type="date">
            <text:p>02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Khorasan Province (Afghanistan)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67" calcext:value-type="float">
            <text:p>30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6" calcext:value-type="date">
            <text:p>06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7" calcext:value-type="float">
            <text:p>325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5" calcext:value-type="date">
            <text:p>15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28" calcext:value-type="float">
            <text:p>325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6" calcext:value-type="date">
            <text:p>16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114" calcext:value-type="float">
            <text:p>301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8" calcext:value-type="date">
            <text:p>18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04" calcext:value-type="float">
            <text:p>303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5" calcext:value-type="date">
            <text:p>25/11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19" calcext:value-type="float">
            <text:p>325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9" calcext:value-type="date">
            <text:p>19/1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20" calcext:value-type="float">
            <text:p>325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4" calcext:value-type="date">
            <text:p>24/1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21" calcext:value-type="float">
            <text:p>32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8" calcext:value-type="date">
            <text:p>28/12/202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22" calcext:value-type="float">
            <text:p>325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2" calcext:value-type="date">
            <text:p>02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43" calcext:value-type="float">
            <text:p>33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6" calcext:value-type="date">
            <text:p>06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chnici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8" calcext:value-type="float">
            <text:p>333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0" calcext:value-type="date">
            <text:p>10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44" calcext:value-type="float">
            <text:p>33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49" calcext:value-type="float">
            <text:p>311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23" calcext:value-type="float">
            <text:p>33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53" calcext:value-type="float">
            <text:p>316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7" calcext:value-type="date">
            <text:p>17/0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81" calcext:value-type="float">
            <text:p>311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3" calcext:value-type="date">
            <text:p>03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46" calcext:value-type="float">
            <text:p>333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1" calcext:value-type="date">
            <text:p>11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2" calcext:value-type="float">
            <text:p>333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54" calcext:value-type="float">
            <text:p>33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6" calcext:value-type="date">
            <text:p>16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5" calcext:value-type="float">
            <text:p>333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68" calcext:value-type="float">
            <text:p>333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766" calcext:value-type="float">
            <text:p>317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Resistance Front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307" calcext:value-type="float">
            <text:p>31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Resistance Front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764" calcext:value-type="float">
            <text:p>317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767" calcext:value-type="float">
            <text:p>317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6" calcext:value-type="date">
            <text:p>06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73" calcext:value-type="float">
            <text:p>333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0" calcext:value-type="date">
            <text:p>10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9" calcext:value-type="float">
            <text:p>333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3" calcext:value-type="date">
            <text:p>13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5" calcext:value-type="float">
            <text:p>334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6" calcext:value-type="date">
            <text:p>16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01" calcext:value-type="float">
            <text:p>334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7" calcext:value-type="date">
            <text:p>17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99" calcext:value-type="float">
            <text:p>333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6" calcext:value-type="date">
            <text:p>26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22" calcext:value-type="float">
            <text:p>322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6" calcext:value-type="date">
            <text:p>26/03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28" calcext:value-type="float">
            <text:p>322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5" calcext:value-type="date">
            <text:p>05/04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0" calcext:value-type="float">
            <text:p>34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4" calcext:value-type="date">
            <text:p>24/04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1" calcext:value-type="float">
            <text:p>349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5" calcext:value-type="date">
            <text:p>25/04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3" calcext:value-type="float">
            <text:p>349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6" calcext:value-type="date">
            <text:p>26/04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39" calcext:value-type="float">
            <text:p>337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1" calcext:value-type="date">
            <text:p>01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91" calcext:value-type="float">
            <text:p>350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6" calcext:value-type="date">
            <text:p>06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4" calcext:value-type="float">
            <text:p>351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2" calcext:value-type="date">
            <text:p>12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7" calcext:value-type="float">
            <text:p>35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5" calcext:value-type="date">
            <text:p>15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090" calcext:value-type="float">
            <text:p>350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4" calcext:value-type="date">
            <text:p>24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8" calcext:value-type="float">
            <text:p>35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5" calcext:value-type="date">
            <text:p>25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ulanceDriver, 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00" calcext:value-type="float">
            <text:p>329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7" calcext:value-type="date">
            <text:p>27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0" calcext:value-type="float">
            <text:p>350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30" calcext:value-type="date">
            <text:p>30/05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66" calcext:value-type="float">
            <text:p>351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8" calcext:value-type="date">
            <text:p>08/06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8" calcext:value-type="float">
            <text:p>332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9" calcext:value-type="date">
            <text:p>09/06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3" calcext:value-type="float">
            <text:p>350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3" calcext:value-type="date">
            <text:p>13/06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074" calcext:value-type="float">
            <text:p>35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0" calcext:value-type="date">
            <text:p>20/06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9" calcext:value-type="float">
            <text:p>332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4" calcext:value-type="date">
            <text:p>04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78" calcext:value-type="float">
            <text:p>335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9" calcext:value-type="date">
            <text:p>19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13" calcext:value-type="float">
            <text:p>34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3" calcext:value-type="date">
            <text:p>23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8" calcext:value-type="float">
            <text:p>360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3" calcext:value-type="date">
            <text:p>23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132" calcext:value-type="float">
            <text:p>361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5" calcext:value-type="date">
            <text:p>25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fghan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089" calcext:value-type="float">
            <text:p>360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1" calcext:value-type="date">
            <text:p>31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0" calcext:value-type="float">
            <text:p>360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1" calcext:value-type="date">
            <text:p>31/07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55" calcext:value-type="float">
            <text:p>34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1" calcext:value-type="date">
            <text:p>01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9" calcext:value-type="float">
            <text:p>362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133" calcext:value-type="float">
            <text:p>36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6" calcext:value-type="date">
            <text:p>06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7" calcext:value-type="float">
            <text:p>362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8" calcext:value-type="date">
            <text:p>08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64" calcext:value-type="float">
            <text:p>361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0" calcext:value-type="date">
            <text:p>10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9" calcext:value-type="float">
            <text:p>361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3" calcext:value-type="date">
            <text:p>13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08" calcext:value-type="float">
            <text:p>362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6" calcext:value-type="date">
            <text:p>16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229" calcext:value-type="float">
            <text:p>36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1" calcext:value-type="date">
            <text:p>21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23" calcext:value-type="float">
            <text:p>36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44" calcext:value-type="float">
            <text:p>362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7" calcext:value-type="date">
            <text:p>07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0" calcext:value-type="float">
            <text:p>36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8" calcext:value-type="date">
            <text:p>08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eral Directorate of Intellige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6" calcext:value-type="float">
            <text:p>360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0" calcext:value-type="date">
            <text:p>10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95" calcext:value-type="float">
            <text:p>348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1" calcext:value-type="date">
            <text:p>11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5" calcext:value-type="float">
            <text:p>360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1" calcext:value-type="date">
            <text:p>11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fghan National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64" calcext:value-type="float">
            <text:p>360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3" calcext:value-type="date">
            <text:p>13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94" calcext:value-type="float">
            <text:p>348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4" calcext:value-type="date">
            <text:p>14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eral Directorate of Intellige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7" calcext:value-type="float">
            <text:p>36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9" calcext:value-type="date">
            <text:p>19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3" calcext:value-type="float">
            <text:p>36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1" calcext:value-type="date">
            <text:p>21/09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243" calcext:value-type="float">
            <text:p>352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95" calcext:value-type="float">
            <text:p>35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7" calcext:value-type="date">
            <text:p>17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309" calcext:value-type="float">
            <text:p>363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0" calcext:value-type="date">
            <text:p>20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eral Directorate of Intellige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306" calcext:value-type="float">
            <text:p>363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1" calcext:value-type="date">
            <text:p>21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307" calcext:value-type="float">
            <text:p>36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1" calcext:value-type="date">
            <text:p>21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08" calcext:value-type="float">
            <text:p>36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2" calcext:value-type="date">
            <text:p>22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451" calcext:value-type="float">
            <text:p>354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6" calcext:value-type="date">
            <text:p>26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75" calcext:value-type="float">
            <text:p>354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7" calcext:value-type="date">
            <text:p>27/10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86" calcext:value-type="float">
            <text:p>354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0" calcext:value-type="date">
            <text:p>10/1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6" calcext:value-type="float">
            <text:p>36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9" calcext:value-type="date">
            <text:p>29/11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222" calcext:value-type="float">
            <text:p>362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5" calcext:value-type="date">
            <text:p>05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eral Directorate of Intelligence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6" calcext:value-type="float">
            <text:p>36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6" calcext:value-type="date">
            <text:p>06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4" calcext:value-type="float">
            <text:p>364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7" calcext:value-type="date">
            <text:p>07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5" calcext:value-type="float">
            <text:p>364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1" calcext:value-type="date">
            <text:p>11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Afghanista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7" calcext:value-type="float">
            <text:p>364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7" calcext:value-type="date">
            <text:p>17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4" calcext:value-type="float">
            <text:p>36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8" calcext:value-type="date">
            <text:p>18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94" calcext:value-type="float">
            <text:p>364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0" calcext:value-type="date">
            <text:p>20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430" calcext:value-type="float">
            <text:p>364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1" calcext:value-type="date">
            <text:p>21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8" calcext:value-type="float">
            <text:p>364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4" calcext:value-type="date">
            <text:p>24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eneral Directorate of Intellige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9" calcext:value-type="float">
            <text:p>364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4" calcext:value-type="date">
            <text:p>24/12/20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56" calcext:value-type="float">
            <text:p>371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1" calcext:value-type="date">
            <text:p>01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1" calcext:value-type="float">
            <text:p>368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1" calcext:value-type="date">
            <text:p>01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49" calcext:value-type="float">
            <text:p>384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1" calcext:value-type="date">
            <text:p>11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3" calcext:value-type="float">
            <text:p>368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9" calcext:value-type="date">
            <text:p>19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2" calcext:value-type="float">
            <text:p>372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30" calcext:value-type="date">
            <text:p>30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Afghanist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0" calcext:value-type="float">
            <text:p>372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30" calcext:value-type="date">
            <text:p>30/01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03" calcext:value-type="float">
            <text:p>373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1" calcext:value-type="date">
            <text:p>01/02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HospitalStaff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19" calcext:value-type="float">
            <text:p>378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4" calcext:value-type="date">
            <text:p>24/02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60" calcext:value-type="float">
            <text:p>381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9" calcext:value-type="date">
            <text:p>09/04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88" calcext:value-type="float">
            <text:p>384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13" calcext:value-type="date">
            <text:p>13/04/202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lamic Emirate of Afghanist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89" calcext:value-type="float">
            <text:p>38489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4"/>
        <table:table-column table:style-name="co3" table:number-columns-repeated="63" table:default-cell-style-name="ce14"/>
        <table:table-column table:style-name="co3" table:number-columns-repeated="960" table:default-cell-style-name="ce21"/>
        <table:table-row table:style-name="ro5">
          <table:table-cell table:style-name="ce12" office:value-type="string" calcext:value-type="string">
            <text:p>This dataset contains agency- and open source events published in the Attacks on Health Care News Brief in Afghanistan between 01 January 2016 to 26 March 2023. Categorized by country. </text:p>
          </table:table-cell>
          <table:table-cell table:number-columns-repeated="1023"/>
        </table:table-row>
        <table:table-row table:style-name="ro6">
          <table:table-cell table:style-name="ce13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Afghanistan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16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9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6-2023 Afghanistan Attacks on Health Care Incident Data'.A1:'2016-2023 Afghanistan Attacks on Health Care Incident Data'.BO3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59:55.47270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08:32.115046113</meta:creation-date>
    <dc:date>2023-05-15T16:01:23.075719708</dc:date>
    <meta:editing-duration>PT5M33S</meta:editing-duration>
    <meta:editing-cycles>3</meta:editing-cycles>
    <meta:generator>LibreOffice/7.0.4.2$Linux_X86_64 LibreOffice_project/00$Build-2</meta:generator>
    <meta:document-statistic meta:table-count="2" meta:cell-count="22931" meta:object-count="0"/>
  </office:meta>
</office:document-meta>
</file>